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ristmas Invitation Form and User Data Display</text:h>
      <text:p text:style-name="Text_20_body">This repository contains a simple web page for Christmas invitation forms where users can submit their details and display the submitted data. The project includes HTML, CSS, and JavaScript files to achieve this functionality.</text:p>
      <text:h text:style-name="Heading_20_2" text:outline-level="2">Project Overview</text:h>
      <text:p text:style-name="Text_20_body">The project comprises two main sections:</text:p>
      <text:h text:style-name="Heading_20_3" text:outline-level="3">Form Section</text:h>
      <text:p text:style-name="Text_20_body">The "Form" section allows users to enter their details including:</text:p>
      <text:list xml:id="list219115861" text:style-name="L1">
        <text:list-item>
          <text:p text:style-name="P2">Full Name</text:p>
        </text:list-item>
        <text:list-item>
          <text:p text:style-name="P2">Email Address</text:p>
        </text:list-item>
        <text:list-item>
          <text:p text:style-name="P1">Contact Number</text:p>
        </text:list-item>
      </text:list>
      <text:p text:style-name="Text_20_body">It validates the inputs and displays error messages when necessary. Upon successful submission, it sends the data to a local API endpoint using Axios.</text:p>
      <text:h text:style-name="Heading_20_3" text:outline-level="3">Display Section</text:h>
      <text:p text:style-name="Text_20_body">The "Display Inputs" section shows a table with user-entered data. It fetches the data from the local API endpoint and displays it in a table format. Users can delete entries from the displayed data.</text:p>
      <text:h text:style-name="Heading_20_2" text:outline-level="2">Project Structure</text:h>
      <text:list xml:id="list1497562700" text:style-name="L2">
        <text:list-item>
          <text:p text:style-name="P4"><text:span text:style-name="Strong_20_Emphasis">index.html</text:span>: Contains the structure of the webpage including form inputs, tabs for form and display, and their corresponding sections.</text:p>
        </text:list-item>
        <text:list-item>
          <text:p text:style-name="P4"><text:span text:style-name="Strong_20_Emphasis">index.css</text:span>: Includes styles for various elements such as form inputs, error handling, tab styles, and responsiveness for different screen sizes.</text:p>
        </text:list-item>
        <text:list-item>
          <text:p text:style-name="P3"><text:span text:style-name="Strong_20_Emphasis">main.js</text:span>: Implements functionality for form validation, data submission, displaying success or error messages, handling tab navigation, and fetching/deleting data from the local API endpoint.</text:p>
        </text:list-item>
      </text:list>
      <text:h text:style-name="Heading_20_2" text:outline-level="2">Usage</text:h>
      <text:p text:style-name="Text_20_body">To use this project:</text:p>
      <text:list xml:id="list2908611430" text:style-name="L3">
        <text:list-item>
          <text:p text:style-name="P6">Clone the repository to your local machine.</text:p>
        </text:list-item>
        <text:list-item>
          <text:p text:style-name="P6">Open the <text:span text:style-name="Source_20_Text">index.html</text:span> file in a web browser.</text:p>
        </text:list-item>
        <text:list-item>
          <text:p text:style-name="P6">Navigate between the "Form" and "Display Inputs" tabs.</text:p>
        </text:list-item>
        <text:list-item>
          <text:p text:style-name="P5">Fill out the invitation form in the "Form" tab and click "Submit" to see the entered data displayed in the "Display Inputs" tab.</text:p>
        </text:list-item>
      </text:list>
      <text:h text:style-name="Heading_20_2" text:outline-level="2"><text:soft-page-break/>Dependencies</text:h>
      <text:p text:style-name="Text_20_body">This project utilizes:</text:p>
      <text:list xml:id="list94654964" text:style-name="L4">
        <text:list-item>
          <text:p text:style-name="P7">Axios: A promise-based HTTP client for making requests from the browser. Axios is used to handle HTTP requests to the local API.</text:p>
        </text:list-item>
      </text:list>
      <text:h text:style-name="Heading_20_2" text:outline-level="2">Contributing</text:h>
      <text:p text:style-name="Text_20_body">Contributions to improve the functionality or add features are welcome. Fork the repository, make changes, and create a pull request with your modification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5:28:29.915816990</meta:creation-date>
    <dc:date>2024-01-04T15:28:59.800802904</dc:date>
    <meta:editing-duration>PT30S</meta:editing-duration>
    <meta:editing-cycles>1</meta:editing-cycles>
    <meta:document-statistic meta:table-count="0" meta:image-count="0" meta:object-count="0" meta:page-count="2" meta:paragraph-count="27" meta:word-count="304" meta:character-count="1927" meta:non-whitespace-character-count="1661"/>
    <meta:generator>LibreOffice/7.3.7.2$Linux_X86_64 LibreOffice_project/30$Build-2</meta:generator>
  </office:meta>
</office:document-meta>
</file>